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officeooo:rsid="0006f6e6" officeooo:paragraph-rsid="0006f6e6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6pt" fo:font-weight="bold" officeooo:rsid="0006f6e6" officeooo:paragraph-rsid="0006f6e6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zechowywanie i przetwarzanie opisu siatki trójkątnej na płaszczyźnie<text:line-break/></text:p>
      <text:p text:style-name="P1">Program stworzony w oparciu o silnik graficzny dostarczony przez Krzysztofa Podsiadło.</text:p>
      <text:p text:style-name="P1"/>
      <text:p text:style-name="P1">Projekt został napisany w Języku Python3 w oparciu o projekt <text:a xlink:type="simple" xlink:href="https://jupyter.org/install" text:style-name="Internet_20_link" text:visited-style-name="Visited_20_Internet_20_Link">Jupyter</text:a>, wykorzystuje on biblioteki <text:a xlink:type="simple" xlink:href="https://scipy.org/install.html" text:style-name="Internet_20_link" text:visited-style-name="Visited_20_Internet_20_Link">Numpy</text:a>, <text:a xlink:type="simple" xlink:href="https://matplotlib.org/3.1.1/users/installing.html" text:style-name="Internet_20_link" text:visited-style-name="Visited_20_Internet_20_Link">MatPlotLib</text:a>, Tak więc uruchomienie go wymaga posiadania zainstalowanego <text:a xlink:type="simple" xlink:href="https://jupyter.org/install" text:style-name="Internet_20_link" text:visited-style-name="Visited_20_Internet_20_Link">Jupytera</text:a>, <text:a xlink:type="simple" xlink:href="https://scipy.org/install.html" text:style-name="Internet_20_link" text:visited-style-name="Visited_20_Internet_20_Link">Numpy’a</text:a> i <text:a xlink:type="simple" xlink:href="https://matplotlib.org/3.1.1/users/installing.html" text:style-name="Internet_20_link" text:visited-style-name="Visited_20_Internet_20_Link">Matplotlib</text:a>.</text:p>
      <text:p text:style-name="P1"/>
      <text:p text:style-name="P1">Projekt został stworzony w środowisku dostarczanym przez pakiet <text:a xlink:type="simple" xlink:href="https://www.anaconda.com/distribution/" text:style-name="Internet_20_link" text:visited-style-name="Visited_20_Internet_20_Link">Anaconda</text:a>, tak więc jest to zalecane środowisko do jego używan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1:07:09.928000000</meta:creation-date>
    <dc:date>2019-12-06T11:16:00.860000000</dc:date>
    <meta:editing-duration>PT8M51S</meta:editing-duration>
    <meta:editing-cycles>1</meta:editing-cycles>
    <meta:document-statistic meta:table-count="0" meta:image-count="0" meta:object-count="0" meta:page-count="1" meta:paragraph-count="4" meta:word-count="64" meta:character-count="490" meta:non-whitespace-character-count="429"/>
    <meta:generator>LibreOffice/5.4.2.2$Windows_x86 LibreOffice_project/22b09f6418e8c2d508a9eaf86b2399209b0990f4</meta:generator>
  </office:meta>
</office:document-meta>
</file>